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83C694D027B5F5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46in" draw:z-index="0"><draw:image xlink:href="Pictures/10000201000007800000043883C694D027B5F5D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4T10:10:07.172027542</meta:creation-date>
    <dc:date>2022-03-14T10:13:30.581042838</dc:date>
    <meta:editing-duration>PT3M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